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807a" officeooo:paragraph-rsid="0017807a"/>
    </style:style>
    <style:style style:name="P2" style:family="paragraph" style:parent-style-name="Standard">
      <style:text-properties fo:font-size="18pt" fo:font-weight="bold" officeooo:rsid="0018f8f2" officeooo:paragraph-rsid="0018f8f2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istem Um Rio</text:p>
      <text:p text:style-name="P1"/>
      <text:p text:style-name="P1"/>
      <text:p text:style-name="P1">D <text:s text:c="19"/>Em</text:p>
      <text:p text:style-name="P1">Existe um rio, Senhor</text:p>
      <text:p text:style-name="P1">D <text:s text:c="23"/><text:tab/> <text:s text:c="4"/>Em</text:p>
      <text:p text:style-name="P1">Que flui do teu grande amor</text:p>
      <text:p text:style-name="P1">G <text:s text:c="33"/>D</text:p>
      <text:p text:style-name="P1">Águas que correm do trono</text:p>
      <text:p text:style-name="P1">G <text:s text:c="27"/>A <text:s text:c="2"/></text:p>
      <text:p text:style-name="P1">Águas que curam, que limpam</text:p>
      <text:p text:style-name="P1"/>
      <text:p text:style-name="P1">D <text:s text:c="16"/><text:tab/> Em</text:p>
      <text:p text:style-name="P1">Por onde o rio passar</text:p>
      <text:p text:style-name="P1">D <text:s text:c="20"/>Em</text:p>
      <text:p text:style-name="P1">Tudo vai transformar</text:p>
      <text:p text:style-name="P1"><text:s text:c="5"/>G <text:s text:c="25"/>D</text:p>
      <text:p text:style-name="P1">Pois leva a vida do próprio Deus</text:p>
      <text:p text:style-name="P1"><text:s text:c="7"/>G <text:s text:c="13"/>A <text:s text:c="15"/>(A)</text:p>
      <text:p text:style-name="P1">E este rio está neste lugar</text:p>
      <text:p text:style-name="P1"/>
      <text:p text:style-name="P1">D <text:s text:c="18"/><text:tab/> <text:s text:c="8"/>G <text:s text:c="9"/>D</text:p>
      <text:p text:style-name="P1">Quero beber do teu rio, Senhor</text:p>
      <text:p text:style-name="P1"><text:s text:c="2"/>G <text:s text:c="16"/>D/F# <text:s text:c="8"/>Em7 <text:s text:c="6"/>A</text:p>
      <text:p text:style-name="P1">Sacia minha sede, lava o meu interior</text:p>
      <text:p text:style-name="P1"><text:s text:c="3"/>Bm7 <text:s text:c="25"/>G <text:s text:c="5"/></text:p>
      <text:p text:style-name="P1">Eu quero fluir em tuas águas</text:p>
      <text:p text:style-name="P1"><text:s text:c="3"/>Bm7 <text:s text:c="4"/><text:tab/> <text:s text:c="12"/>G</text:p>
      <text:p text:style-name="P1">Eu quero beber da tua fonte</text:p>
      <text:p text:style-name="P1"><text:s text:c="15"/>Fm#/D <text:s/>A <text:s text:c="2"/></text:p>
      <text:p text:style-name="P1">Fonte de águas <text:s text:c="3"/>vivas</text:p>
      <text:p text:style-name="P1"/>
      <text:p text:style-name="P1">Intro: G/A <text:s/>D</text:p>
      <text:p text:style-name="P1"/>
      <text:p text:style-name="P1">Refrão: G <text:s/>Em <text:s/>A</text:p>
      <text:p text:style-name="P1"/>
      <text:p text:style-name="P1"><text:s text:c="8"/>G/A <text:s text:c="4"/>A <text:s text:c="2"/>D <text:s/>( Em/D D Em/D)</text:p>
      <text:p text:style-name="P1">Tu és a fonte, Senhor</text:p>
      <text:p text:style-name="P1"/>
      <text:p text:style-name="P1">D</text:p>
      <text:p text:style-name="P1">Existe um rio...</text:p>
      <text:p text:style-name="P1">G/D <text:s text:c="12"/>D <text:s text:c="2"/>G/D</text:p>
      <text:p text:style-name="P1">Tu es o rio Senhor</text:p>
      <text:p text:style-name="P1"><text:s text:c="17"/>Bm <text:s text:c="8"/>A</text:p>
      <text:p text:style-name="P1">Tu es a fonte Senho---oor</text:p>
      <text:p text:style-name="P1"><text:s text:c="16"/>G <text:s text:c="7"/>A</text:p>
      <text:p text:style-name="P1">Tu es o rio Senhor</text:p>
      <text:p text:style-name="P1"><text:s text:c="18"/>D <text:s/>D4 <text:s/>D</text:p>
      <text:p text:style-name="P1">Tu es a fonte Senho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12:55.277324353</meta:creation-date>
    <dc:date>2017-05-21T16:31:35.295633124</dc:date>
    <meta:editing-duration>PT8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57" meta:character-count="1074" meta:non-whitespace-character-count="499"/>
  </office:meta>
</office:document-meta>
</file>